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AE000001F93BFBC17B41A2D890.png" manifest:media-type="image/png"/>
  <manifest:file-entry manifest:full-path="Pictures/10000000000001F70000014AFF14333C5679C0AA.png" manifest:media-type="image/png"/>
  <manifest:file-entry manifest:full-path="Pictures/10000000000003B000000138314E1A79B8B2F8A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8def" officeooo:paragraph-rsid="001e8def"/>
    </style:style>
    <style:style style:name="T1" style:family="text">
      <style:text-properties officeooo:rsid="0019f7cd"/>
    </style:style>
    <style:style style:name="T2" style:family="text">
      <style:text-properties officeooo:rsid="001b136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contraseña</text:span><text:line-break/>X3scaPnwrubf</text:p>
      <text:p text:style-name="Standard"><text:span text:style-name="T2">ubuntu@</text:span>162.19.74.238</text:p>
      <text:p text:style-name="Standard"><draw:frame draw:style-name="fr2" draw:name="Imatge1" text:anchor-type="char" svg:x="0.106cm" svg:y="0.254cm" svg:width="17cm" svg:height="9.112cm" draw:z-index="0"><draw:image xlink:href="Pictures/10000000000003AE000001F93BFBC17B41A2D890.png" xlink:type="simple" xlink:show="embed" xlink:actuate="onLoad" draw:mime-type="image/png"/></draw:frame><draw:frame draw:style-name="fr2" draw:name="Imatge2" text:anchor-type="char" svg:x="2.058cm" svg:y="9.597cm" svg:width="13.309cm" svg:height="8.731cm" draw:z-index="1"><draw:image xlink:href="Pictures/10000000000001F70000014AFF14333C5679C0A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1">cosas para loggear</text:p>
      <text:p text:style-name="Standard"><draw:frame draw:style-name="fr1" draw:name="Imatge3" text:anchor-type="char" svg:width="17cm" svg:height="5.618cm" draw:z-index="2"><draw:image xlink:href="Pictures/10000000000003B000000138314E1A79B8B2F8A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9T18:48:31.303000000</meta:creation-date>
    <dc:date>2024-04-12T16:07:58.048000000</dc:date>
    <meta:editing-duration>PT2H23M41S</meta:editing-duration>
    <meta:editing-cycles>6</meta:editing-cycles>
    <meta:generator>LibreOffice/7.5.3.2$Windows_X86_64 LibreOffice_project/9f56dff12ba03b9acd7730a5a481eea045e468f3</meta:generator>
    <meta:document-statistic meta:table-count="0" meta:image-count="3" meta:object-count="0" meta:page-count="2" meta:paragraph-count="3" meta:word-count="6" meta:character-count="61" meta:non-whitespace-character-count="58"/>
  </office:meta>
</office:document-meta>
</file>